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6.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49"/>
    <style:style style:name="ce8" style:family="table-cell" style:parent-style-name="Default" style:data-style-name="N49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 style:data-style-name="N49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49">
      <style:table-cell-properties fo:border-bottom="0.74pt solid #000000" fo:border-left="none" fo:border-right="0.74pt solid #000000" fo:border-top="none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7"/>
        <table:table-column table:style-name="co3" table:default-cell-style-name="ce10"/>
        <table:table-column table:style-name="co3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Etap</text:p>
          </table:table-cell>
          <table:table-cell table:style-name="ce5" office:value-type="string" calcext:value-type="string">
            <text:p>Zadanie</text:p>
          </table:table-cell>
          <table:table-cell table:style-name="ce5" office:value-type="string" calcext:value-type="string">
            <text:p>Start</text:p>
          </table:table-cell>
          <table:table-cell table:style-name="ce9" office:value-type="string" calcext:value-type="string">
            <text:p>Konie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Projektowanie interfejsu użytkownika</text:p>
          </table:table-cell>
          <table:table-cell office:value-type="date" office:date-value="2025-08-11" calcext:value-type="date">
            <text:p>2025-08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Tworzenie prototypów ekranów</text:p>
          </table:table-cell>
          <table:table-cell table:formula="of:=+[.C2]+1" office:value-type="date" office:date-value="2025-08-12" calcext:value-type="date">
            <text:p>2025-08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Testy użyteczności</text:p>
          </table:table-cell>
          <table:table-cell table:formula="of:=+[.C3]+1" office:value-type="date" office:date-value="2025-08-13" calcext:value-type="date">
            <text:p>2025-08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Finalizacja projektu graficznego</text:p>
          </table:table-cell>
          <table:table-cell table:formula="of:=+[.C4]+1" office:value-type="date" office:date-value="2025-08-14" calcext:value-type="date">
            <text:p>2025-08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Przygotowanie specyfikacji UI</text:p>
          </table:table-cell>
          <table:table-cell table:formula="of:=+[.C5]+1" office:value-type="date" office:date-value="2025-08-15" calcext:value-type="date">
            <text:p>2025-08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Weryfikacja z klientem</text:p>
          </table:table-cell>
          <table:table-cell table:formula="of:=+[.C6]+1" office:value-type="date" office:date-value="2025-08-16" calcext:value-type="date">
            <text:p>2025-08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ktowanie UI/UX</text:p>
          </table:table-cell>
          <table:table-cell office:value-type="string" calcext:value-type="string">
            <text:p>Poprawki i akceptacja</text:p>
          </table:table-cell>
          <table:table-cell table:formula="of:=+[.C7]+1" office:value-type="date" office:date-value="2025-08-17" calcext:value-type="date">
            <text:p>2025-08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Projektowanie bazy danych</text:p>
          </table:table-cell>
          <table:table-cell table:formula="of:=+[.C8]+1" office:value-type="date" office:date-value="2025-08-18" calcext:value-type="date">
            <text:p>2025-08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mplementacja modelu użytkowników</text:p>
          </table:table-cell>
          <table:table-cell table:formula="of:=+[.C9]+1" office:value-type="date" office:date-value="2025-08-19" calcext:value-type="date">
            <text:p>2025-08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mplementacja modeli zadań</text:p>
          </table:table-cell>
          <table:table-cell table:formula="of:=+[.C10]+1" office:value-type="date" office:date-value="2025-08-20" calcext:value-type="date">
            <text:p>2025-08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mplementacja modeli projektów</text:p>
          </table:table-cell>
          <table:table-cell table:formula="of:=+[.C11]+1" office:value-type="date" office:date-value="2025-08-21" calcext:value-type="date">
            <text:p>2025-08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mplementacja modeli etykiet</text:p>
          </table:table-cell>
          <table:table-cell table:formula="of:=+[.C12]+1" office:value-type="date" office:date-value="2025-08-22" calcext:value-type="date">
            <text:p>2025-08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mplementacja modeli czasu pracy</text:p>
          </table:table-cell>
          <table:table-cell table:formula="of:=+[.C13]+1" office:value-type="date" office:date-value="2025-08-23" calcext:value-type="date">
            <text:p>2025-08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Testy jednostkowe modeli</text:p>
          </table:table-cell>
          <table:table-cell table:formula="of:=+[.C14]+1" office:value-type="date" office:date-value="2025-08-24" calcext:value-type="date">
            <text:p>2025-08-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Integracja modeli z adminem</text:p>
          </table:table-cell>
          <table:table-cell table:formula="of:=+[.C15]+1" office:value-type="date" office:date-value="2025-08-25" calcext:value-type="date">
            <text:p>2025-08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Optymalizacja zapytań</text:p>
          </table:table-cell>
          <table:table-cell table:formula="of:=+[.C16]+1" office:value-type="date" office:date-value="2025-08-26" calcext:value-type="date">
            <text:p>2025-08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Testy wydajnościowe</text:p>
          </table:table-cell>
          <table:table-cell table:formula="of:=+[.C17]+1" office:value-type="date" office:date-value="2025-08-27" calcext:value-type="date">
            <text:p>2025-08-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Dokumentacja API</text:p>
          </table:table-cell>
          <table:table-cell table:formula="of:=+[.C18]+1" office:value-type="date" office:date-value="2025-08-28" calcext:value-type="date">
            <text:p>2025-08-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Review kodu</text:p>
          </table:table-cell>
          <table:table-cell table:formula="of:=+[.C19]+1" office:value-type="date" office:date-value="2025-08-29" calcext:value-type="date">
            <text:p>2025-08-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Poprawki</text:p>
          </table:table-cell>
          <table:table-cell table:formula="of:=+[.C20]+1" office:value-type="date" office:date-value="2025-08-30" calcext:value-type="date">
            <text:p>2025-08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cja modeli</text:p>
          </table:table-cell>
          <table:table-cell office:value-type="string" calcext:value-type="string">
            <text:p>Finalizacja</text:p>
          </table:table-cell>
          <table:table-cell table:formula="of:=+[.C21]+1" office:value-type="date" office:date-value="2025-08-31" calcext:value-type="date">
            <text:p>2025-08-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Konfiguracja środowiska</text:p>
          </table:table-cell>
          <table:table-cell table:formula="of:=+[.C22]+1" office:value-type="date" office:date-value="2025-09-01" calcext:value-type="date">
            <text:p>2025-09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widoku logowania</text:p>
          </table:table-cell>
          <table:table-cell table:formula="of:=+[.C23]+1" office:value-type="date" office:date-value="2025-09-02" calcext:value-type="date">
            <text:p>2025-09-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dashboardu</text:p>
          </table:table-cell>
          <table:table-cell table:formula="of:=+[.C24]+1" office:value-type="date" office:date-value="2025-09-03" calcext:value-type="date">
            <text:p>2025-09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zarządzania zadaniami</text:p>
          </table:table-cell>
          <table:table-cell table:formula="of:=+[.C25]+1" office:value-type="date" office:date-value="2025-09-04" calcext:value-type="date">
            <text:p>2025-09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kalendarza</text:p>
          </table:table-cell>
          <table:table-cell table:formula="of:=+[.C26]+1" office:value-type="date" office:date-value="2025-09-05" calcext:value-type="date">
            <text:p>2025-09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timerów</text:p>
          </table:table-cell>
          <table:table-cell table:formula="of:=+[.C27]+1" office:value-type="date" office:date-value="2025-09-06" calcext:value-type="date">
            <text:p>2025-09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Integracja statystyk</text:p>
          </table:table-cell>
          <table:table-cell table:formula="of:=+[.C28]+1" office:value-type="date" office:date-value="2025-09-07" calcext:value-type="date">
            <text:p>2025-09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Testy integracyjne</text:p>
          </table:table-cell>
          <table:table-cell table:formula="of:=+[.C29]+1" office:value-type="date" office:date-value="2025-09-08" calcext:value-type="date">
            <text:p>2025-09-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Poprawki UI</text:p>
          </table:table-cell>
          <table:table-cell table:formula="of:=+[.C30]+1" office:value-type="date" office:date-value="2025-09-09" calcext:value-type="date">
            <text:p>2025-09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Optymalizacja ładowania</text:p>
          </table:table-cell>
          <table:table-cell table:formula="of:=+[.C31]+1" office:value-type="date" office:date-value="2025-09-10" calcext:value-type="date">
            <text:p>2025-09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Testy cross-browser</text:p>
          </table:table-cell>
          <table:table-cell table:formula="of:=+[.C32]+1" office:value-type="date" office:date-value="2025-09-11" calcext:value-type="date">
            <text:p>2025-09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Testy responsywności</text:p>
          </table:table-cell>
          <table:table-cell table:formula="of:=+[.C33]+1" office:value-type="date" office:date-value="2025-09-12" calcext:value-type="date">
            <text:p>2025-09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Finalizacja</text:p>
          </table:table-cell>
          <table:table-cell table:formula="of:=+[.C34]+1" office:value-type="date" office:date-value="2025-09-13" calcext:value-type="date">
            <text:p>2025-09-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cja frontend/backend</text:p>
          </table:table-cell>
          <table:table-cell office:value-type="string" calcext:value-type="string">
            <text:p>Przygotowanie do wdrożenia</text:p>
          </table:table-cell>
          <table:table-cell table:formula="of:=+[.C35]+1" office:value-type="date" office:date-value="2025-09-14" calcext:value-type="date">
            <text:p>2025-09-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jednostkowe</text:p>
          </table:table-cell>
          <table:table-cell table:formula="of:=+[.C36]+1" office:value-type="date" office:date-value="2025-09-15" calcext:value-type="date">
            <text:p>2025-09-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integracyjne</text:p>
          </table:table-cell>
          <table:table-cell table:formula="of:=+[.C37]+1" office:value-type="date" office:date-value="2025-09-16" calcext:value-type="date">
            <text:p>2025-09-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systemowe</text:p>
          </table:table-cell>
          <table:table-cell table:formula="of:=+[.C38]+1" office:value-type="date" office:date-value="2025-09-17" calcext:value-type="date">
            <text:p>2025-09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bezpieczeństwa</text:p>
          </table:table-cell>
          <table:table-cell table:formula="of:=+[.C39]+1" office:value-type="date" office:date-value="2025-09-18" calcext:value-type="date">
            <text:p>2025-09-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wydajnościowe</text:p>
          </table:table-cell>
          <table:table-cell table:formula="of:=+[.C40]+1" office:value-type="date" office:date-value="2025-09-19" calcext:value-type="date">
            <text:p>2025-09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Testy akceptacyjne</text:p>
          </table:table-cell>
          <table:table-cell table:formula="of:=+[.C41]+1" office:value-type="date" office:date-value="2025-09-20" calcext:value-type="date">
            <text:p>2025-09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y i walidacja</text:p>
          </table:table-cell>
          <table:table-cell office:value-type="string" calcext:value-type="string">
            <text:p>Poprawki po testach</text:p>
          </table:table-cell>
          <table:table-cell table:formula="of:=+[.C42]+1" office:value-type="date" office:date-value="2025-09-21" calcext:value-type="date">
            <text:p>2025-09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rożenie</text:p>
          </table:table-cell>
          <table:table-cell office:value-type="string" calcext:value-type="string">
            <text:p>Konfiguracja środowiska</text:p>
          </table:table-cell>
          <table:table-cell table:formula="of:=+[.C43]+1" office:value-type="date" office:date-value="2025-09-22" calcext:value-type="date">
            <text:p>2025-09-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rożenie</text:p>
          </table:table-cell>
          <table:table-cell office:value-type="string" calcext:value-type="string">
            <text:p>Migracja danych</text:p>
          </table:table-cell>
          <table:table-cell table:formula="of:=+[.C44]+1" office:value-type="date" office:date-value="2025-09-23" calcext:value-type="date">
            <text:p>2025-09-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rożenie</text:p>
          </table:table-cell>
          <table:table-cell office:value-type="string" calcext:value-type="string">
            <text:p>Uruchomienie systemu</text:p>
          </table:table-cell>
          <table:table-cell table:formula="of:=+[.C45]+1" office:value-type="date" office:date-value="2025-09-24" calcext:value-type="date">
            <text:p>2025-09-2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Utrzymanie i rozwój</text:p>
          </table:table-cell>
          <table:table-cell table:style-name="ce6" office:value-type="string" calcext:value-type="string">
            <text:p>Monitorowanie</text:p>
          </table:table-cell>
          <table:table-cell table:style-name="ce8" table:formula="of:=+[.C46]+1" office:value-type="date" office:date-value="2025-09-25" calcext:value-type="date">
            <text:p>2025-09-25</text:p>
          </table:table-cell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.00.0000</text:date>, <text:time style:data-style-name="N2" text:time-value="20:52:03.087672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4T20:37:27.305736916</meta:creation-date>
    <dc:date>2025-08-04T21:37:59.649684644</dc:date>
    <meta:editing-duration>PT11M43S</meta:editing-duration>
    <meta:editing-cycles>3</meta:editing-cycles>
    <meta:generator>LibreOffice/25.2.3.2$Linux_X86_64 LibreOffice_project/520$Build-2</meta:generator>
    <meta:document-statistic meta:table-count="1" meta:cell-count="142" meta:object-count="0"/>
  </office:meta>
</office:document-meta>
</file>